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10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5.309cm" fo:min-width="35.06cm"/>
    </style:style>
    <style:style style:name="gr13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draw:stroke="none" draw:stroke-dash="_32__20_Dots_20_1_20_Dash" draw:fill-color="#ff0000" draw:opacity="100%" draw:textarea-horizontal-align="justify" draw:textarea-vertical-align="middle" draw:auto-grow-height="false" fo:min-height="35.309cm" fo:min-width="35.0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2.399cm" fo:min-width="12.149cm"/>
    </style:style>
    <style:style style:name="gr1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1.636cm" fo:min-width="11.387cm"/>
    </style:style>
    <style:style style:name="gr1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875cm" fo:min-width="10.625cm"/>
    </style:style>
    <style:style style:name="gr2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163cm" fo:min-width="9.914cm"/>
    </style:style>
    <style:style style:name="gr2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9.528cm" fo:min-width="9.279cm"/>
    </style:style>
    <style:style style:name="gr2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8.691cm" fo:min-width="8.441cm"/>
    </style:style>
    <style:style style:name="gr2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7.751cm" fo:min-width="7.501cm"/>
    </style:style>
    <style:style style:name="gr2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989cm" fo:min-width="6.739cm"/>
    </style:style>
    <style:style style:name="gr2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226cm" fo:min-width="5.977cm"/>
    </style:style>
    <style:style style:name="gr26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5.363cm" fo:min-width="5.113cm"/>
    </style:style>
    <style:style style:name="gr2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4.55cm" fo:min-width="4.301cm"/>
    </style:style>
    <style:style style:name="gr2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.738cm" fo:min-width="3.488cm"/>
    </style:style>
    <style:style style:name="gr2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2.822cm" fo:min-width="2.573cm"/>
    </style:style>
    <style:style style:name="gr3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958cm" fo:min-width="1.71cm"/>
    </style:style>
    <style:style style:name="gr3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199cm" fo:min-width="0.948cm"/>
    </style:style>
    <style:style style:name="gr3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199cm" fo:min-width="0.948cm"/>
    </style:style>
    <style:style style:name="gr34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1.958cm" fo:min-width="1.71cm"/>
    </style:style>
    <style:style style:name="gr35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2.822cm" fo:min-width="2.573cm"/>
    </style:style>
    <style:style style:name="gr3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738cm" fo:min-width="3.488cm"/>
    </style:style>
    <style:style style:name="gr3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38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5.363cm" fo:min-width="5.113cm"/>
    </style:style>
    <style:style style:name="gr3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6.226cm" fo:min-width="5.977cm"/>
    </style:style>
    <style:style style:name="gr40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6.989cm" fo:min-width="6.739cm"/>
    </style:style>
    <style:style style:name="gr41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7.751cm" fo:min-width="7.501cm"/>
    </style:style>
    <style:style style:name="gr42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8.691cm" fo:min-width="8.441cm"/>
    </style:style>
    <style:style style:name="gr4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9.528cm" fo:min-width="9.279cm"/>
    </style:style>
    <style:style style:name="gr44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10.163cm" fo:min-width="9.914cm"/>
    </style:style>
    <style:style style:name="gr45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09cm" fo:min-width="35.06cm"/>
    </style:style>
    <style:style style:name="gr4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0.875cm" fo:min-width="10.625cm"/>
    </style:style>
    <style:style style:name="gr4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11cm" fo:min-width="35.06cm"/>
    </style:style>
    <style:style style:name="gr4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1.636cm" fo:min-width="11.387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2.399cm" fo:min-width="12.149cm"/>
    </style:style>
    <style:style style:name="gr50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1cm" fo:min-width="35.06cm"/>
    </style:style>
    <style:style style:name="gr51" style:family="graphic" style:parent-style-name="objectwithoutfill">
      <style:graphic-properties svg:stroke-width="0.423cm" svg:stroke-color="#ff00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52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3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4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5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6" style:family="graphic" style:parent-style-name="standard">
      <style:graphic-properties draw:stroke="solid" svg:stroke-width="0.494cm" svg:stroke-color="#000000" draw:marker-start-width="0.94cm" draw:marker-end-width="0.94cm" draw:fill-color="#ff0000" draw:opacity="2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7" style:family="graphic" style:parent-style-name="standard">
      <style:graphic-properties draw:stroke="solid" svg:stroke-width="0.494cm" svg:stroke-color="#000000" draw:marker-start-width="0.94cm" draw:marker-end-width="0.94cm" draw:fill-color="#ff0000" draw:opacity="3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8" style:family="graphic" style:parent-style-name="standard">
      <style:graphic-properties draw:stroke="solid" svg:stroke-width="0.494cm" svg:stroke-color="#000000" draw:marker-start-width="0.94cm" draw:marker-end-width="0.94cm" draw:fill-color="#ff0000" draw:opacity="3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9" style:family="graphic" style:parent-style-name="standard">
      <style:graphic-properties draw:stroke="solid" svg:stroke-width="0.494cm" svg:stroke-color="#000000" draw:marker-start-width="0.94cm" draw:marker-end-width="0.94cm" draw:fill-color="#ff0000" draw:opacity="4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0" style:family="graphic" style:parent-style-name="standard">
      <style:graphic-properties draw:stroke="solid" svg:stroke-width="0.494cm" svg:stroke-color="#000000" draw:marker-start-width="0.94cm" draw:marker-end-width="0.94cm" draw:fill-color="#ff0000" draw:opacity="6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loext:graphic-properties draw:fill-color="#ff0000" draw:opacity="100%"/>
      <style:paragraph-properties fo:text-align="center"/>
    </style:style>
    <style:style style:name="P10" style:family="paragraph">
      <loext:graphic-properties draw:fill="none" draw:fill-color="#ffffff" draw:opacity="100%"/>
      <style:paragraph-properties fo:text-align="center"/>
    </style:style>
    <style:style style:name="P11" style:family="paragraph">
      <loext:graphic-properties draw:fill-color="#ffffff" draw:opacity="100%"/>
      <style:paragraph-properties fo:text-align="center"/>
    </style:style>
    <style:style style:name="P12" style:family="paragraph">
      <loext:graphic-properties draw:fill-color="#ff0000" draw:opacity="70%"/>
      <style:paragraph-properties fo:text-align="center"/>
    </style:style>
    <style:style style:name="P13" style:family="paragraph">
      <loext:graphic-properties draw:fill-color="#ff0000" draw:opacity="60%"/>
      <style:paragraph-properties fo:text-align="center"/>
    </style:style>
    <style:style style:name="P14" style:family="paragraph">
      <loext:graphic-properties draw:fill-color="#ff0000" draw:opacity="50%"/>
      <style:paragraph-properties fo:text-align="center"/>
    </style:style>
    <style:style style:name="P15" style:family="paragraph">
      <loext:graphic-properties draw:fill-color="#ff0000" draw:opacity="45%"/>
      <style:paragraph-properties fo:text-align="center"/>
    </style:style>
    <style:style style:name="P16" style:family="paragraph">
      <loext:graphic-properties draw:fill-color="#ff0000" draw:opacity="40%"/>
      <style:paragraph-properties fo:text-align="center"/>
    </style:style>
    <style:style style:name="P17" style:family="paragraph">
      <loext:graphic-properties draw:fill-color="#ff0000" draw:opacity="2%"/>
      <style:paragraph-properties fo:text-align="center"/>
    </style:style>
    <style:style style:name="P18" style:family="paragraph">
      <loext:graphic-properties draw:fill-color="#ff0000" draw:opacity="8%"/>
      <style:paragraph-properties fo:text-align="center"/>
    </style:style>
    <style:style style:name="P19" style:family="paragraph">
      <loext:graphic-properties draw:fill-color="#ff0000" draw:opacity="14%"/>
      <style:paragraph-properties fo:text-align="center"/>
    </style:style>
    <style:style style:name="P20" style:family="paragraph">
      <loext:graphic-properties draw:fill-color="#ff0000" draw:opacity="20%"/>
      <style:paragraph-properties fo:text-align="center"/>
    </style:style>
    <style:style style:name="P21" style:family="paragraph">
      <loext:graphic-properties draw:fill-color="#ff0000" draw:opacity="26%"/>
      <style:paragraph-properties fo:text-align="center"/>
    </style:style>
    <style:style style:name="P22" style:family="paragraph">
      <loext:graphic-properties draw:fill-color="#ff0000" draw:opacity="32%"/>
      <style:paragraph-properties fo:text-align="center"/>
    </style:style>
    <style:style style:name="P23" style:family="paragraph">
      <loext:graphic-properties draw:fill-color="#ff0000" draw:opacity="38%"/>
      <style:paragraph-properties fo:text-align="center"/>
    </style:style>
    <style:style style:name="P24" style:family="paragraph">
      <loext:graphic-properties draw:fill-color="#ff0000" draw:opacity="46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presentation:notes draw:style-name="dp2">
          <draw:page-thumbnail draw:style-name="gr7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presentation:notes draw:style-name="dp2">
          <draw:page-thumbnail draw:style-name="gr7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presentation:notes draw:style-name="dp2">
          <draw:page-thumbnail draw:style-name="gr7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-0.61cm" svg:y1="5.866cm" svg:x2="-0.61cm" svg:y2="13.461cm">
          <text:p/>
        </draw:line>
        <presentation:notes draw:style-name="dp2">
          <draw:page-thumbnail draw:style-name="gr7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-0.203cm" svg:y1="5.865cm" svg:x2="-0.203cm" svg:y2="13.46cm">
          <text:p/>
        </draw:line>
        <presentation:notes draw:style-name="dp2">
          <draw:page-thumbnail draw:style-name="gr7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0.203cm" svg:y1="5.864cm" svg:x2="0.203cm" svg:y2="13.459cm">
          <text:p/>
        </draw:line>
        <presentation:notes draw:style-name="dp2">
          <draw:page-thumbnail draw:style-name="gr7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0.61cm" svg:y1="5.863cm" svg:x2="0.61cm" svg:y2="13.458cm">
          <text:p/>
        </draw:line>
        <presentation:notes draw:style-name="dp2">
          <draw:page-thumbnail draw:style-name="gr7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1.016cm" svg:y1="5.862cm" svg:x2="1.016cm" svg:y2="13.457cm">
          <text:p/>
        </draw:line>
        <presentation:notes draw:style-name="dp2">
          <draw:page-thumbnail draw:style-name="gr7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1.422cm" svg:y1="5.861cm" svg:x2="1.422cm" svg:y2="13.456cm">
          <text:p/>
        </draw:line>
        <presentation:notes draw:style-name="dp2">
          <draw:page-thumbnail draw:style-name="gr7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1.829cm" svg:y1="5.86cm" svg:x2="1.829cm" svg:y2="13.455cm">
          <text:p/>
        </draw:line>
        <presentation:notes draw:style-name="dp2">
          <draw:page-thumbnail draw:style-name="gr7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2.235cm" svg:y1="5.859cm" svg:x2="2.23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2.642cm" svg:y1="5.858cm" svg:x2="2.642cm" svg:y2="13.453cm">
          <text:p/>
        </draw:line>
        <presentation:notes draw:style-name="dp2">
          <draw:page-thumbnail draw:style-name="gr7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3.048cm" svg:y1="5.857cm" svg:x2="3.048cm" svg:y2="13.452cm">
          <text:p/>
        </draw:line>
        <presentation:notes draw:style-name="dp2">
          <draw:page-thumbnail draw:style-name="gr7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3.454cm" svg:y1="5.856cm" svg:x2="3.454cm" svg:y2="13.451cm">
          <text:p/>
        </draw:line>
        <presentation:notes draw:style-name="dp2">
          <draw:page-thumbnail draw:style-name="gr7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3.861cm" svg:y1="5.855cm" svg:x2="3.861cm" svg:y2="13.45cm">
          <text:p/>
        </draw:line>
        <presentation:notes draw:style-name="dp2">
          <draw:page-thumbnail draw:style-name="gr7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9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9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9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9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9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6.396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1.579cm" svg:y1="5.85cm" svg:x2="11.579cm" svg:y2="13.445cm">
          <text:p/>
        </draw:lin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6.651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9" draw:layer="layout" svg:width="35.56cm" svg:height="35.559cm" draw:transform="rotate (-1.5707963267949) translate (46.905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7.159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7.412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7.667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7.921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9" draw:layer="layout" svg:width="12.649cm" svg:height="12.649cm" draw:transform="rotate (-1.5707963267949) translate (24.589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8.175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9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8.428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9" draw:layer="layout" svg:width="11.125cm" svg:height="11.125cm" draw:transform="rotate (-1.5707963267949) translate (23.878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8.682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9" draw:layer="layout" svg:width="10.414cm" svg:height="10.413cm" draw:transform="rotate (-1.5707963267949) translate (23.612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2" draw:text-style-name="P9" draw:layer="layout" svg:width="35.56cm" svg:height="35.559cm" draw:transform="rotate (-1.5707963267949) translate (48.937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8.941cm" svg:height="8.941cm" draw:transform="rotate (-1.5707963267949) translate (22.93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8.001cm" svg:height="8.001cm" draw:transform="rotate (-1.5707963267949) translate (22.425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7.239cm" svg:height="7.239cm" draw:transform="rotate (-1.5707963267949) translate (22.044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5.613cm" svg:height="5.613cm" draw:transform="rotate (-1.5707963267949) translate (21.23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1" draw:text-style-name="P9" draw:layer="layout" svg:width="1.448cm" svg:height="1.449cm" draw:transform="rotate (-1.5707963267949) translate (19.123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585cm" svg:height="0.584cm" svg:x="18.085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3" draw:text-style-name="P12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3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4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4" draw:text-style-name="P15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3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6" draw:text-style-name="P16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3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8" draw:text-style-name="P16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3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9" draw:text-style-name="P16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3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1" draw:text-style-name="P6" draw:layer="layout" svg:x1="25.042cm" svg:y1="5.856cm" svg:x2="25.042cm" svg:y2="13.451cm">
          <text:p/>
        </draw:lin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1" draw:text-style-name="P6" draw:layer="layout" svg:x1="25.442cm" svg:y1="5.855cm" svg:x2="25.442cm" svg:y2="13.45cm">
          <text:p/>
        </draw:lin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1" draw:text-style-name="P6" draw:layer="layout" svg:x1="25.842cm" svg:y1="5.854cm" svg:x2="25.842cm" svg:y2="13.449cm">
          <text:p/>
        </draw:lin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6.242cm" svg:y1="5.855cm" svg:x2="26.242cm" svg:y2="13.45cm">
          <text:p/>
        </draw:line>
        <presentation:notes draw:style-name="dp2">
          <draw:page-thumbnail draw:style-name="gr7" draw:layer="layout" svg:width="13.968cm" svg:height="10.476cm" svg:x="3.81cm" svg:y="2.123cm" draw:page-number="1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6.67cm" svg:y1="5.856cm" svg:x2="26.67cm" svg:y2="13.451cm">
          <text:p/>
        </draw:line>
        <presentation:notes draw:style-name="dp2">
          <draw:page-thumbnail draw:style-name="gr7" draw:layer="layout" svg:width="13.968cm" svg:height="10.476cm" svg:x="3.81cm" svg:y="2.123cm" draw:page-number="1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7.051cm" svg:y1="5.857cm" svg:x2="27.051cm" svg:y2="13.452cm">
          <text:p/>
        </draw:line>
        <presentation:notes draw:style-name="dp2">
          <draw:page-thumbnail draw:style-name="gr7" draw:layer="layout" svg:width="13.968cm" svg:height="10.476cm" svg:x="3.81cm" svg:y="2.123cm" draw:page-number="1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7.483cm" svg:y1="5.865cm" svg:x2="27.483cm" svg:y2="13.46cm">
          <text:p/>
        </draw:line>
        <presentation:notes draw:style-name="dp2">
          <draw:page-thumbnail draw:style-name="gr7" draw:layer="layout" svg:width="13.968cm" svg:height="10.476cm" svg:x="3.81cm" svg:y="2.123cm" draw:page-number="1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7.864cm" svg:y1="5.864cm" svg:x2="27.864cm" svg:y2="13.459cm">
          <text:p/>
        </draw:line>
        <presentation:notes draw:style-name="dp2">
          <draw:page-thumbnail draw:style-name="gr7" draw:layer="layout" svg:width="13.968cm" svg:height="10.476cm" svg:x="3.81cm" svg:y="2.123cm" draw:page-number="1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8.321cm" svg:y1="5.863cm" svg:x2="28.321cm" svg:y2="13.458cm">
          <text:p/>
        </draw:line>
        <presentation:notes draw:style-name="dp2">
          <draw:page-thumbnail draw:style-name="gr7" draw:layer="layout" svg:width="13.968cm" svg:height="10.476cm" svg:x="3.81cm" svg:y="2.123cm" draw:page-number="1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8.683cm" svg:y1="5.862cm" svg:x2="28.683cm" svg:y2="13.457cm">
          <text:p/>
        </draw:line>
        <presentation:notes draw:style-name="dp2">
          <draw:page-thumbnail draw:style-name="gr7" draw:layer="layout" svg:width="13.968cm" svg:height="10.476cm" svg:x="3.81cm" svg:y="2.123cm" draw:page-number="1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9.083cm" svg:y1="5.861cm" svg:x2="29.083cm" svg:y2="13.456cm">
          <text:p/>
        </draw:line>
        <presentation:notes draw:style-name="dp2">
          <draw:page-thumbnail draw:style-name="gr7" draw:layer="layout" svg:width="13.968cm" svg:height="10.476cm" svg:x="3.81cm" svg:y="2.123cm" draw:page-number="1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29.505cm" svg:y1="5.86cm" svg:x2="29.505cm" svg:y2="13.455cm">
          <text:p/>
        </draw:line>
        <presentation:notes draw:style-name="dp2">
          <draw:page-thumbnail draw:style-name="gr7" draw:layer="layout" svg:width="13.968cm" svg:height="10.476cm" svg:x="3.81cm" svg:y="2.123cm" draw:page-number="1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6" draw:layer="layout" svg:x1="30.005cm" svg:y1="5.859cm" svg:x2="30.0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2" draw:text-style-name="P1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8cm" svg:x2="30.505cm" svg:y2="13.453cm">
          <text:p/>
        </draw:line>
        <presentation:notes draw:style-name="dp2">
          <draw:page-thumbnail draw:style-name="gr7" draw:layer="layout" svg:width="13.968cm" svg:height="10.476cm" svg:x="3.81cm" svg:y="2.123cm" draw:page-number="1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2" draw:text-style-name="P1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3" draw:text-style-name="P1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4" draw:text-style-name="P1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5" draw:text-style-name="P2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56" draw:text-style-name="P2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57" draw:text-style-name="P2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58" draw:text-style-name="P2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59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0" draw:text-style-name="P1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60" draw:text-style-name="P1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60" draw:text-style-name="P1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60" draw:text-style-name="P1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60" draw:text-style-name="P1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60" draw:text-style-name="P1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60" draw:text-style-name="P1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4" draw:text-style-name="P1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6" draw:layer="layout" svg:x1="30.505cm" svg:y1="5.859cm" svg:x2="30.505cm" svg:y2="13.454cm">
          <text:p/>
        </draw:line>
        <presentation:notes draw:style-name="dp2">
          <draw:page-thumbnail draw:style-name="gr7" draw:layer="layout" svg:width="13.968cm" svg:height="10.476cm" svg:x="3.81cm" svg:y="2.123cm" draw:page-number="1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8-08-20T10:53:09.170000000</dc:date>
    <meta:editing-duration>PT16H17M41S</meta:editing-duration>
    <meta:editing-cycles>356</meta:editing-cycles>
    <meta:generator>LibreOffice/5.3.1.2$Windows_X86_64 LibreOffice_project/e80a0e0fd1875e1696614d24c32df0f95f03deb2</meta:generator>
    <meta:document-statistic meta:object-count="1482"/>
  </office:meta>
</office:document-meta>
</file>